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8.249cm" svg:height="9.137cm" svg:x="11.076cm" svg:y="1.222cm">
            <draw:object draw:notify-on-update-of-ranges="results.A1:results.A1 results.A2:results.A18 results.B1:results.B1 results.B2:results.B18 results.C1:results.C1 results.C2:results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217cm" svg:height="9.004cm" svg:x="11.103cm" svg:y="10.758cm">
            <draw:object draw:notify-on-update-of-ranges="results.A22:results.A22 results.A23:results.A39 results.B22:results.B22 results.B23:results.B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Go version </text:p>
          </table:table-cell>
          <table:table-cell office:value-type="string" calcext:value-type="string">
            <text:p><text:s/>countwords (s) </text:p>
          </table:table-cell>
          <table:table-cell office:value-type="string" calcext:value-type="string">
            <text:p><text:s/>sumloop (s) 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.48" calcext:value-type="float">
            <text:p>10.48</text:p>
          </table:table-cell>
          <table:table-cell office:value-type="float" office:value="8.31" calcext:value-type="float">
            <text:p>8.31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17" calcext:value-type="float">
            <text:p>3.17</text:p>
          </table:table-cell>
          <table:table-cell office:value-type="float" office:value="4.26" calcext:value-type="float">
            <text:p>4.2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47" calcext:value-type="float">
            <text:p>3.47</text:p>
          </table:table-cell>
          <table:table-cell office:value-type="float" office:value="4.33" calcext:value-type="float">
            <text:p>4.33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99" calcext:value-type="float">
            <text:p>1.99</text:p>
          </table:table-cell>
          <table:table-cell office:value-type="float" office:value="3.77" calcext:value-type="float">
            <text:p>3.77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98" calcext:value-type="float">
            <text:p>1.98</text:p>
          </table:table-cell>
          <table:table-cell office:value-type="float" office:value="3.51" calcext:value-type="float">
            <text:p>3.51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11" calcext:value-type="float">
            <text:p>1.11</text:p>
          </table:table-cell>
          <table:table-cell office:value-type="float" office:value="3.08" calcext:value-type="float">
            <text:p>3.08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1" calcext:value-type="float">
            <text:p>1.11</text:p>
          </table:table-cell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11" calcext:value-type="float">
            <text:p>1.11</text:p>
          </table:table-cell>
          <table:table-cell office:value-type="float" office:value="1.97" calcext:value-type="float">
            <text:p>1.97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1.82" calcext:value-type="float">
            <text:p>1.82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7" calcext:value-type="float">
            <text:p>1.07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93" calcext:value-type="float">
            <text:p>0.93</text:p>
          </table:table-cell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95" calcext:value-type="float">
            <text:p>0.9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97" calcext:value-type="float">
            <text:p>0.97</text:p>
          </table:table-cell>
          <table:table-cell office:value-type="float" office:value="1.81" calcext:value-type="float">
            <text:p>1.8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76" calcext:value-type="float">
            <text:p>0.76</text:p>
          </table:table-cell>
          <table:table-cell office:value-type="float" office:value="1.81" calcext:value-type="float">
            <text:p>1.81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75" calcext:value-type="float">
            <text:p>0.75</text:p>
          </table:table-cell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75" calcext:value-type="float">
            <text:p>0.75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75" calcext:value-type="float">
            <text:p>0.75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<text:s/>Go version </text:p>
          </table:table-cell>
          <table:table-cell office:value-type="string" calcext:value-type="string">
            <text:p><text:s/>binary size (MB) 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37" calcext:value-type="float">
            <text:p>4.37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.65" calcext:value-type="float">
            <text:p>3.65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85" calcext:value-type="float">
            <text:p>3.85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05" calcext:value-type="float">
            <text:p>4.05</text:p>
          </table:table-cell>
          <table:table-cell table:number-columns-repeated="2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.21" calcext:value-type="float">
            <text:p>4.21</text:p>
          </table:table-cell>
          <table:table-cell table:number-columns-repeated="2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.23" calcext:value-type="float">
            <text:p>4.23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.27" calcext:value-type="float">
            <text:p>4.27</text:p>
          </table:table-cell>
          <table:table-cell table:number-columns-repeated="2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.66" calcext:value-type="float">
            <text:p>3.66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.55" calcext:value-type="float">
            <text:p>3.55</text:p>
          </table:table-cell>
          <table:table-cell table:number-columns-repeated="2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31T08:46:55.839099302</dc:date>
    <meta:editing-duration>PT10M46S</meta:editing-duration>
    <meta:editing-cycles>1</meta:editing-cycles>
    <meta:document-statistic meta:table-count="1" meta:cell-count="90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cm" svg:height="9.138cm" xlink:href=".." xlink:type="simple" chart:class="chart:line" chart:style-name="ch1">
        <chart:legend chart:legend-position="end" svg:x="13.591cm" svg:y="0.594cm" style:legend-expansion="custom" chartooo:width="3.802cm" chartooo:height="0.913cm" style:legend-expansion-aspect-ratio="4.16429353778751" chart:style-name="ch2"/>
        <chart:plot-area chart:style-name="ch3" table:cell-range-address="results.A1:results.C18" chart:data-source-has-labels="both" svg:x="0.145cm" svg:y="0.148cm" svg:width="17.855cm" svg:height="8.913cm">
          <chartooo:coordinate-region svg:x="0.766cm" svg:y="0.347cm" svg:width="16.902cm" svg:height="8.067cm"/>
          <chart:axis chart:dimension="x" chart:name="primary-x" chart:style-name="ch4" chartooo:axis-type="auto">
            <chartooo:date-scale/>
            <chart:categories table:cell-range-address="results.A2:results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8" chart:label-cell-address="results.B1:results.B1" chart:class="chart:line">
            <chart:data-point chart:repeated="17"/>
          </chart:series>
          <chart:series chart:style-name="ch7" chart:values-cell-range-address="results.C2:results.C18" chart:label-cell-address="results.C1:results.C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words (s) </text:p>
                <draw:g>
                  <svg:desc>results.B1:results.B1</svg:desc>
                </draw:g>
              </table:table-cell>
              <table:table-cell office:value-type="string">
                <text:p> sumloop (s) 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.2">
                <text:p>1.2</text:p>
                <draw:g>
                  <svg:desc>results.A2:results.A18</svg:desc>
                </draw:g>
              </table:table-cell>
              <table:table-cell office:value-type="float" office:value="10.48">
                <text:p>10.48</text:p>
                <draw:g>
                  <svg:desc>results.B2:results.B18</svg:desc>
                </draw:g>
              </table:table-cell>
              <table:table-cell office:value-type="float" office:value="8.31">
                <text:p>8.31</text:p>
                <draw:g>
                  <svg:desc>results.C2:results.C18</svg:desc>
                </draw:g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.17">
                <text:p>3.17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47">
                <text:p>3.47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9">
                <text:p>1.9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98">
                <text:p>1.9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11">
                <text:p>1.1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11">
                <text:p>1.1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11">
                <text:p>1.11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09">
                <text:p>1.0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.07">
                <text:p>1.0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93">
                <text:p>0.9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0.95">
                <text:p>0.9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.97">
                <text:p>0.9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76">
                <text:p>0.7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75">
                <text:p>0.7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0.75">
                <text:p>0.7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75">
                <text:p>0.75</text:p>
              </table:table-cell>
              <table:table-cell office:value-type="float" office:value="1.61">
                <text:p>1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218cm" svg:height="9.005cm" xlink:href=".." xlink:type="simple" chart:class="chart:line" chart:style-name="ch1">
        <chart:legend chart:legend-position="end" svg:x="13.49cm" svg:y="0.761cm" style:legend-expansion="custom" chartooo:width="3.859cm" chartooo:height="0.598cm" style:legend-expansion-aspect-ratio="6.45317725752508" chart:style-name="ch2"/>
        <chart:plot-area chart:style-name="ch3" table:cell-range-address="results.A22:results.B39" chart:data-source-has-labels="both" svg:x="0.363cm" svg:y="0.179cm" svg:width="17.61cm" svg:height="8.642cm">
          <chartooo:coordinate-region svg:x="0.799cm" svg:y="0.378cm" svg:width="16.842cm" svg:height="7.796cm"/>
          <chart:axis chart:dimension="x" chart:name="primary-x" chart:style-name="ch4" chartooo:axis-type="auto">
            <chartooo:date-scale/>
            <chart:categories table:cell-range-address="results.A23:results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B23:results.B39" chart:label-cell-address="results.B22:results.B22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inary size (MB) </text:p>
                <draw:g>
                  <svg:desc>results.B22:results.B22</svg:desc>
                </draw:g>
              </table:table-cell>
            </table:table-row>
          </table:table-header-rows>
          <table:table-rows>
            <table:table-row>
              <table:table-cell office:value-type="float" office:value="1.2">
                <text:p>1.2</text:p>
                <draw:g>
                  <svg:desc>results.A23:results.A39</svg:desc>
                </draw:g>
              </table:table-cell>
              <table:table-cell office:value-type="float" office:value="4.93">
                <text:p>4.93</text:p>
                <draw:g>
                  <svg:desc>results.B23:results.B39</svg:desc>
                </draw:g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